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 Alternates ExLight" svg:font-family="'Montserrat Alternates Ex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82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style:font-name="Montserrat Alternates ExLigh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font-name="Montserrat Alternates Ex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2cm" svg:x="1.399cm" svg:y="4.915cm" presentation:class="subtitle">
          <draw:text-box>
            <text:p><text:span text:style-name="T1">Client and server code for free</text:span></text:p>
          </draw:text-box>
        </draw:frame>
        <draw:frame presentation:style-name="pr2" draw:layer="layout" svg:width="25.191cm" svg:height="3.507cm" svg:x="1.399cm" svg:y="0.837cm" presentation:class="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 Alternates ExLight" svg:font-family="'Montserrat Alternates Ex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d1f6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d1f6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8.872cm" svg:height="1.448cm" svg:x="9.572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20.069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1.39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05:25:36.306677119</meta:creation-date>
    <dc:date>2018-10-08T13:57:54.869504653</dc:date>
    <meta:editing-duration>P4DT5H20M51S</meta:editing-duration>
    <meta:editing-cycles>5</meta:editing-cycles>
    <meta:generator>LibreOffice/6.0.6.2$Linux_X86_64 LibreOffice_project/0c292870b25a325b5ed35f6b45599d2ea4458e77</meta:generator>
    <meta:document-statistic meta:object-count="33"/>
  </office:meta>
</office:document-meta>
</file>